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01" svg:font-family="0" style:font-family-generic="system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ascadia Code Light" svg:font-family="'Cascadia Code Light'" style:font-family-generic="roman" style:font-pitch="variable"/>
    <style:font-face style:name="Cascadia Code Light1" svg:font-family="'Cascadia Code Light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15%"/>
    </style:style>
    <style:style style:name="P2" style:family="paragraph" style:parent-style-name="List_20_Paragraph" style:list-style-name="WWNum2">
      <style:paragraph-properties fo:line-height="115%"/>
    </style:style>
    <style:style style:name="P3" style:family="paragraph" style:parent-style-name="Standard">
      <loext:graphic-properties draw:fill="solid" draw:fill-color="#ffffff"/>
      <style:paragraph-properties fo:margin-top="0.176cm" fo:margin-bottom="0.176cm" style:contextual-spacing="false" fo:line-height="100%" fo:text-align="justify" style:justify-single-word="false" fo:background-color="#ffffff"/>
    </style:style>
    <style:style style:name="P4" style:family="paragraph" style:parent-style-name="Standard">
      <loext:graphic-properties draw:fill="solid" draw:fill-color="#ffffff"/>
      <style:paragraph-properties fo:margin-top="0.265cm" fo:margin-bottom="0.265cm" style:contextual-spacing="false" fo:line-height="100%" fo:text-align="justify" style:justify-single-word="false" fo:background-color="#ffffff"/>
    </style:style>
    <style:style style:name="P5" style:family="paragraph" style:parent-style-name="Standard">
      <loext:graphic-properties draw:fill="solid" draw:fill-color="#d9d9d9"/>
      <style:paragraph-properties fo:margin-left="0cm" fo:margin-right="2.247cm" fo:margin-top="0.265cm" fo:margin-bottom="0.265cm" style:contextual-spacing="false" fo:line-height="100%" fo:text-align="justify" style:justify-single-word="false" fo:text-indent="1cm" style:auto-text-indent="false" fo:background-color="#d9d9d9"/>
    </style:style>
    <style:style style:name="P6" style:family="paragraph" style:parent-style-name="Standard">
      <loext:graphic-properties draw:fill="solid" draw:fill-color="#d9d9d9"/>
      <style:paragraph-properties fo:margin-left="0cm" fo:margin-right="2.251cm" fo:margin-top="0cm" fo:margin-bottom="0cm" style:contextual-spacing="false" fo:line-height="100%" fo:text-align="justify" style:justify-single-word="false" fo:text-indent="1cm" style:auto-text-indent="false" fo:background-color="#d9d9d9"/>
    </style:style>
    <style:style style:name="P7" style:family="paragraph" style:parent-style-name="Standard">
      <style:paragraph-properties fo:margin-left="-1cm" fo:margin-right="0cm" fo:line-height="115%" fo:text-indent="0cm" style:auto-text-indent="false"/>
    </style:style>
    <style:style style:name="P8" style:family="paragraph" style:parent-style-name="Standard">
      <style:paragraph-properties fo:margin-left="-1cm" fo:margin-right="0cm" fo:line-height="115%" fo:text-indent="0cm" style:auto-text-indent="false"/>
      <style:text-properties fo:font-style="italic" style:text-underline-style="solid" style:text-underline-width="auto" style:text-underline-color="font-color" fo:font-weight="bold" fo:background-color="#b6dde8" style:font-style-asian="italic" style:font-weight-asian="bold"/>
    </style:style>
    <style:style style:name="P9" style:family="paragraph" style:parent-style-name="Standard">
      <style:paragraph-properties fo:margin-left="-1cm" fo:margin-right="0cm" fo:line-height="115%" fo:text-indent="0cm" style:auto-text-indent="false"/>
      <style:text-properties fo:color="#000000" loext:opacity="100%" style:font-name="Cascadia Code Light" fo:font-size="9pt" style:font-name-asian="Times New Roman1" style:font-size-asian="9pt" style:language-asian="es" style:country-asian="ES" style:font-name-complex="Cascadia Code Light1" style:font-size-complex="9pt"/>
    </style:style>
    <style:style style:name="T1" style:family="text">
      <style:text-properties fo:color="#000000" loext:opacity="100%" style:font-name="Cascadia Code Light" fo:font-size="9pt" fo:font-weight="bold" style:font-name-asian="Times New Roman1" style:font-size-asian="9pt" style:language-asian="es" style:country-asian="ES" style:font-weight-asian="bold" style:font-name-complex="Cascadia Code Light1" style:font-size-complex="9pt" style:font-weight-complex="bold"/>
    </style:style>
    <style:style style:name="T2" style:family="text">
      <style:text-properties fo:color="#000000" loext:opacity="100%" style:font-name="Cascadia Code Light" fo:font-size="9pt" fo:font-weight="bold" style:font-name-asian="Times New Roman1" style:font-size-asian="9pt" style:language-asian="es" style:country-asian="ES" style:font-weight-asian="bold" style:font-name-complex="Cascadia Code Light1" style:font-size-complex="9pt"/>
    </style:style>
    <style:style style:name="T3" style:family="text">
      <style:text-properties fo:color="#000000" loext:opacity="100%" style:font-name="Cascadia Code Light" fo:font-size="9pt" style:font-name-asian="Times New Roman1" style:font-size-asian="9pt" style:language-asian="es" style:country-asian="ES" style:font-name-complex="Cascadia Code Light1" style:font-size-complex="9pt"/>
    </style:style>
    <style:style style:name="T4" style:family="text">
      <style:text-properties fo:color="#000000" loext:opacity="100%" style:font-name="Cascadia Code Light" fo:font-size="9pt" style:text-underline-style="solid" style:text-underline-width="auto" style:text-underline-color="font-color" style:font-name-asian="Times New Roman1" style:font-size-asian="9pt" style:language-asian="es" style:country-asian="ES" style:font-name-complex="Cascadia Code Light1" style:font-size-complex="9pt"/>
    </style:style>
    <style:style style:name="T5" style:family="text">
      <style:text-properties fo:font-style="italic" style:text-underline-style="solid" style:text-underline-width="auto" style:text-underline-color="font-color" fo:font-weight="bold" fo:background-color="#b6dde8" loext:char-shading-value="0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Qué es una DTD</text:span></text:p>
      <text:p text:style-name="P4"><text:span text:style-name="T3">Una DTD es un documento que define la estructura de un documento XML: los elementos, atributos, entidades, notaciones, etc</text:span></text:p>
      <text:p text:style-name="P4"><text:span text:style-name="T3">La DTD puede incluirse en el propio documento, con la siguiente sintaxis:</text:span></text:p>
      <text:p text:style-name="P5"><text:span text:style-name="T3">&lt;!DOCTYPE nombre [</text:span></text:p>
      <text:p text:style-name="P5"><text:span text:style-name="T3"><text:s/>... declaraciones ...</text:span></text:p>
      <text:p text:style-name="P5"><text:span text:style-name="T3">]&gt;</text:span></text:p>
      <text:p text:style-name="P7"><text:span text:style-name="T3">La DTD puede estar en un documento externo y, si sólo va a ser utilizada por una única aplicación, la sintaxis es la siguiente:</text:span></text:p>
      <text:p text:style-name="P5"><text:span text:style-name="T3">&lt;!DOCTYPE nombre SYSTEM "uri"&gt;</text:span></text:p>
      <text:p text:style-name="P7"><text:span text:style-name="T3">La DTD puede estar en un documento externo y, si va a ser utilizada por varias aplicaciones, la sintaxis es la siguiente:</text:span></text:p>
      <text:p text:style-name="P5"><text:span text:style-name="T3">&lt;!DOCTYPE nombre PUBLIC "fpi" "uri"&gt;</text:span></text:p>
      <text:p text:style-name="P7"><text:span text:style-name="T4">Declaraciones</text:span></text:p>
      <text:p text:style-name="P7"><text:span text:style-name="T3">Las declaraciones de entidades internas (generales) siguen la siguiente sintaxis:</text:span></text:p>
      <text:p text:style-name="P5"><text:span text:style-name="T3">&lt;!ENTITY nombreEntidad "valorEntidad"&gt;</text:span></text:p>
      <text:p text:style-name="P7"><text:span text:style-name="T4">Declaración de elementos</text:span></text:p>
      <text:p text:style-name="P7"><text:span text:style-name="T3">Las declaraciones de los elementos siguen la siguiente sintaxis:</text:span></text:p>
      <text:p text:style-name="P5"><text:span text:style-name="T3">&lt;!ELEMENT nombreElemento (contenido)&gt;</text:span></text:p>
      <text:p text:style-name="P7"><text:span text:style-name="T3">Para definir el contenido del elemento se pueden utilizar los términos </text:span><text:span text:style-name="T2">EMPTY, (#PCDATA) o ANY</text:span><text:span text:style-name="T3"> o escribir expresiones más complejas:</text:span></text:p>
      <text:p text:style-name="P6"><text:span text:style-name="T3">&lt;!DOCTYPE ejemplo [</text:span></text:p>
      <text:p text:style-name="P6"><text:span text:style-name="T3"><text:s text:c="2"/>&lt;!ELEMENT ejemplo EMPTY&gt;</text:span></text:p>
      <text:p text:style-name="P6"><text:span text:style-name="T3">]&gt;</text:span></text:p>
      <text:p text:style-name="P8"/>
      <text:p text:style-name="P7"><text:span text:style-name="T2">(#PCDATA) <text:s/></text:span><text:span text:style-name="T3">significa que el elemento puede contener texto</text:span></text:p>
      <text:p text:style-name="P7"><text:span text:style-name="T2">ANY:</text:span><text:span text:style-name="T5"> </text:span><text:span text:style-name="T3">significa que el elemento puede contener cualquier cosa (texto y otros elementos). ANY debe escribirse sin paréntesis.p</text:span></text:p>
      <text:p text:style-name="P6"><text:span text:style-name="T3">&lt;!DOCTYPE ejemplo [</text:span></text:p>
      <text:p text:style-name="P6"><text:span text:style-name="T3"><text:s text:c="2"/>&lt;!ELEMENT ejemplo ANY&gt;</text:span></text:p>
      <text:p text:style-name="P6"><text:span text:style-name="T3"><text:s text:c="2"/>&lt;!ELEMENT a ANY&gt;</text:span></text:p>
      <text:p text:style-name="P6"><text:span text:style-name="T3">]&gt;</text:span></text:p>
      <text:p text:style-name="P8"/>
      <text:p text:style-name="P7"><text:span text:style-name="T3">, (coma): significa que el elemento contiene los elementos en el orden indicado.</text:span></text:p>
      <text:p text:style-name="P6"><text:span text:style-name="T3">&lt;!DOCTYPE ejemplo [</text:span></text:p>
      <text:p text:style-name="P6"><text:span text:style-name="T3"><text:s text:c="2"/>&lt;!ELEMENT ejemplo (a, b)&gt;</text:span></text:p>
      <text:p text:style-name="P6"><text:span text:style-name="T3"><text:s text:c="2"/>&lt;!ELEMENT a EMPTY&gt;</text:span></text:p>
      <text:p text:style-name="P6"><text:span text:style-name="T3"><text:s text:c="2"/>&lt;!ELEMENT b EMPTY&gt;</text:span></text:p>
      <text:p text:style-name="P9"/>
      <text:p text:style-name="P7"><text:span text:style-name="T3">| (o lógico): significa que el elemento contiene uno de los dos elementos.</text:span></text:p>
      <text:p text:style-name="P7"><text:span text:style-name="T3">?: significa que el elemento puede aparecer o no, pero sólo una vez</text:span></text:p>
      <text:p text:style-name="P7"><text:span text:style-name="T3">*: significa que el elemento puede no aparecer o aparecer una o más veces</text:span></text:p>
      <text:p text:style-name="P7"><text:span text:style-name="T3">+: significa que el elemento tiene que aparecer una o más veces (no puede no aparecer).</text:span></text:p>
      <text:p text:style-name="P7"><text:span text:style-name="T4">Declaración de atributos</text:span></text:p>
      <text:p text:style-name="P7"><text:span text:style-name="T3">Una declaración de atributos sigue la siguiente sintaxis:</text:span></text:p>
      <text:p text:style-name="P6"><text:span text:style-name="T3">&lt;!ATTLIST nombreElemento nombreAtributo tipoAtributo valorInicialAtributo &gt;</text:span></text:p>
      <text:p text:style-name="P9"/>
      <text:p text:style-name="P7"><text:span text:style-name="T3">Los tipos de atributos son los siguientes:</text:span></text:p>
      <text:list xml:id="list1443904989" text:style-name="WWNum1">
        <text:list-item>
          <text:p text:style-name="P1"><text:span text:style-name="T3">CDATA: el atributo contiene caracteres (sin restricciones</text:span></text:p>
        </text:list-item>
        <text:list-item>
          <text:p text:style-name="P1"><text:soft-page-break/><text:span text:style-name="T3">NMTOKEN: el atributo sólo contiene letras, dígitos, y los caracteres punto ".", guion "-", subrayado "_" y dos puntos ":".</text:span></text:p>
        </text:list-item>
        <text:list-item>
          <text:p text:style-name="P1"><text:span text:style-name="T3">NMTOKENS: el atributo sólo contiene letras, dígitos, y los caracteres punto ".", guion "-", subrayado "_", dos puntos ":" (como el tipo NMTOKEN) y también espacios en blanco.</text:span></text:p>
        </text:list-item>
        <text:list-item>
          <text:p text:style-name="P1"><text:span text:style-name="T3">valores: el atributo sólo puede contener uno de los términos de una lista. La lista se escribe entre paréntesis, con los términos separados por una barra vertical "|".</text:span></text:p>
        </text:list-item>
        <text:list-item>
          <text:p text:style-name="P1"><text:span text:style-name="T3">ID: el valor del atributo (no el nombre) debe ser único y no se puede repetir en otros elementos o atributos.</text:span></text:p>
        </text:list-item>
        <text:list-item>
          <text:p text:style-name="P1"><text:span text:style-name="T3">IDREF: el valor del atributo debe coincidir con el valor del atributo ID de otro elemento</text:span></text:p>
        </text:list-item>
        <text:list-item>
          <text:p text:style-name="P1"><text:span text:style-name="T3">IDREFS: el valor del atributo es una serie de valores separados por espacios que coinciden con el valor del atributo ID de otros elementos</text:span></text:p>
        </text:list-item>
        <text:list-item>
          <text:p text:style-name="P1"><text:span text:style-name="T3">ENTITY: el valor del atributo es alguna entidad definida en la DTD.</text:span></text:p>
        </text:list-item>
        <text:list-item>
          <text:p text:style-name="P1"><text:span text:style-name="T3">ENTITIES: el valor del atributo es alguna de las entidades de una lista de entidades definida en la DTD.</text:span></text:p>
        </text:list-item>
        <text:list-item>
          <text:p text:style-name="P1"><text:span text:style-name="T3">NOTATION: el valor del atributo es alguna notación definida en la DTD.</text:span></text:p>
        </text:list-item>
      </text:list>
      <text:p text:style-name="P7"><text:span text:style-name="T3">-Los valores iniciales de los atributos son los siguientes:</text:span></text:p>
      <text:list xml:id="list2958527663" text:style-name="WWNum2">
        <text:list-item>
          <text:p text:style-name="P2"><text:span text:style-name="T3">#REQUIRED: el atributo es obligatorio, aunque no se especifica ningún valor predeterminado</text:span></text:p>
        </text:list-item>
        <text:list-item>
          <text:p text:style-name="P2"><text:span text:style-name="T3">#FIXED valor: el atributo tiene un valor fijo</text:span></text:p>
        </text:list-item>
        <text:list-item>
          <text:p text:style-name="P2"><text:span text:style-name="T3">valor: el atributo tiene un valor predeterminado.</text:span></text:p>
        </text:list-item>
      </text:list>
      <text:p text:style-name="P8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/>
    <style:font-face style:name="01" svg:font-family="0" style:font-family-generic="system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ascadia Code Light" svg:font-family="'Cascadia Code Light'" style:font-family-generic="roman" style:font-pitch="variable"/>
    <style:font-face style:name="Cascadia Code Light1" svg:font-family="'Cascadia Code Light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Label_20_27" style:display-name="ListLabel 27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Título_20_3_20_Car" style:display-name="Título 3 Car" style:family="text">
      <style:text-properties fo:color="#4f81bd" loext:opacity="100%" style:font-name="Cambria" fo:font-family="Cambria" style:font-family-generic="roman" style:font-pitch="variable" fo:font-size="12pt" fo:font-weight="bold" style:font-size-asian="12pt" style:font-weight-asian="bold" style:font-name-complex="01" style:font-family-complex="0" style:font-family-generic-complex="system" style:font-pitch-complex="variable" style:font-size-complex="12pt" style:font-weight-complex="bold"/>
    </style:style>
    <style:style style:name="Título_20_2_20_Car" style:display-name="Título 2 Car" style:family="text">
      <style:text-properties fo:color="#000000" loext:opacity="100%"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xml-tag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digo-resaltado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ttr-value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ttr-name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oke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Code" style:display-name="HTML Code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="Cascadia Code Light" fo:font-family="'Cascadia Code Light'" style:font-family-generic="roman" style:font-pitch="variable" fo:font-size="9pt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scadia Code Light" fo:font-family="'Cascadia Code Light'" style:font-family-generic="roman" style:font-pitch="variable" fo:font-size="9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0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0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0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0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0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0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0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0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0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0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9S</meta:editing-duration>
    <meta:editing-cycles>3</meta:editing-cycles>
    <meta:generator>LibreOffice/7.3.4.2$Windows_X86_64 LibreOffice_project/728fec16bd5f605073805c3c9e7c4212a0120dc5</meta:generator>
    <dc:date>2024-02-29T11:22:32.072000000</dc:date>
    <meta:document-statistic meta:table-count="0" meta:image-count="0" meta:object-count="0" meta:page-count="2" meta:paragraph-count="53" meta:word-count="531" meta:character-count="3262" meta:non-whitespace-character-count="2783"/>
    <meta:user-defined meta:name="Info 1"/>
    <meta:user-defined meta:name="Info 2"/>
    <meta:user-defined meta:name="Info 3"/>
    <meta:user-defined meta:name="Info 4"/>
  </office:meta>
</office:document-meta>
</file>